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Sofie,</text:p>
      <text:p text:style-name="Normal">v tento den plný lásky a radosti mi dovol, abych Ti popřál šťastný Valentýn se vším, co k tomu patří. Náš společný keltský symbol borovice symbolizuje nejen sílu a nezlomnost, ale i tajemství hlubokých lesů, kam můžeme společně vkročit. Stejně jako borovice, která se vzpíná vysoko k nebi a čelí všem bouřím, i my společně můžeme překonávat překážky, které nám život staví do cesty. Tvá odvaha být silná a nezávislá, ale zároveň plná lásky a porozumění, jako by byla odrážkou našeho společného znamení. Nechť tento den přinese ti mnoho štěstí a lásky, ať už od nichžkoliv srdcí, ale vězmi na vědomí, že jedno z nich bije ve shodě s rytmem borovic, kterými jsme oba označeni. </text:p>
      <text:p text:style-name="Normal">Se vší úctou a poděkováním za Tvou inspirativní přítomnost v mém životě, sdílejme tento den v duchu společnosti stromů, které nás reprezentuj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